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zyjdź Duchu Święty,</text:span><text:span text:style-name="T1"><text:line-break/></text:span><text:span text:style-name="T1">Słysz wołanie /x2</text:span><text:span text:style-name="T1"><text:line-break/></text:span><text:span text:style-name="T1">Przyjdź Duchu Święty</text:span><text:span text:style-name="T1"><text:line-break/></text:span><text:span text:style-name="T1">Słysz wzywamy Cię</text:span><text:span text:style-name="T1"><text:line-break/></text:span><text:span text:style-name="T1">Przyjdź Duchu Święty</text:span><text:span text:style-name="T1"><text:line-break/></text:span><text:span text:style-name="T1">Słysz wołanie</text:span><text:span text:style-name="T1"><text:line-break/></text:span><text:span text:style-name="T1">Słysz wołanie,</text:span><text:span text:style-name="T1"><text:line-break/></text:span><text:span text:style-name="T1">słysz wzywamy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rzyjdź obdarz nas</text:span><text:span text:style-name="T1"><text:line-break/></text:span><text:span text:style-name="T1">Zbuduj Kościół swój</text:span><text:span text:style-name="T1"><text:line-break/></text:span><text:span text:style-name="T1">Przyjdź z prawdą swą</text:span><text:span text:style-name="T1"><text:line-break/></text:span><text:span text:style-name="T1">Oddaj Panu cześć</text:span><text:span text:style-name="T1"><text:line-break/></text:span><text:span text:style-name="T1">Przyjdź prowadź nas</text:span><text:span text:style-name="T1"><text:line-break/></text:span><text:span text:style-name="T1">Drogę wskaż</text:span><text:span text:style-name="T1"><text:line-break/></text:span><text:span text:style-name="T1">Przyjdź z nami bądź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17:20:54</meta:creation-date>
    <dc:creator>Rafał Talacha</dc:creator>
    <dc:date>2009-01-27T15:50:20</dc:date>
    <dc:language>pl-PL</dc:language>
    <meta:editing-cycles>5</meta:editing-cycles>
    <meta:editing-duration>PT1M49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